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53cm"/>
    </style:style>
    <style:style style:name="co2" style:family="table-column">
      <style:table-column-properties fo:break-before="auto" style:column-width="2.245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8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7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 style:data-style-name="N107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7">
      <style:table-cell-properties fo:background-color="#ffff00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 style:data-style-name="N107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7"/>
        <table:table-column table:style-name="co2" table:default-cell-style-name="ce21"/>
        <table:table-column table:style-name="co3" table:default-cell-style-name="ce21"/>
        <table:table-column table:style-name="co4" table:number-columns-repeated="2" table:default-cell-style-name="ce21"/>
        <table:table-column table:style-name="co5" table:default-cell-style-name="ce17"/>
        <table:table-column table:style-name="co4" table:default-cell-style-name="ce21"/>
        <table:table-column table:style-name="co6" table:default-cell-style-name="ce21"/>
        <table:table-column table:style-name="co4" table:default-cell-style-name="ce17"/>
        <table:table-row table:style-name="ro1">
          <table:table-cell/>
          <table:table-cell table:style-name="ce18"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float" office:value="0.46" calcext:value-type="float">
            <text:p>0,460000</text:p>
          </table:table-cell>
          <table:table-cell table:style-name="ce20" table:number-columns-repeated="5"/>
          <table:table-cell table:style-name="ce20" office:value-type="string" calcext:value-type="string">
            <text:p>Newton</text:p>
          </table:table-cell>
          <table:table-cell table:style-name="ce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0" office:value-type="float" office:value="0.64" calcext:value-type="float">
            <text:p>0,640000</text:p>
          </table:table-cell>
          <table:table-cell table:style-name="ce19" table:formula="of:=([.B3]-[.B2])/([.A3]-[.A2])" office:value-type="float" office:value="0.006" calcext:value-type="float">
            <text:p>0,006000</text:p>
          </table:table-cell>
          <table:table-cell table:style-name="ce20"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0" office:value-type="float" office:value="0.78" calcext:value-type="float">
            <text:p>0,780000</text:p>
          </table:table-cell>
          <table:table-cell table:style-name="ce19" table:formula="of:=([.B4]-[.B3])/([.A4]-[.A3])" office:value-type="float" office:value="0.0028" calcext:value-type="float">
            <text:p>0,002800</text:p>
          </table:table-cell>
          <table:table-cell table:style-name="ce19" table:formula="of:=([.C4]-[.C3])/([.A4]-[.A2])" office:value-type="float" office:value="-0.00004" calcext:value-type="float">
            <text:p>-0,000040</text:p>
          </table:table-cell>
          <table:table-cell table:style-name="ce20"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0" office:value-type="float" office:value="0.68" calcext:value-type="float">
            <text:p>0,680000</text:p>
          </table:table-cell>
          <table:table-cell table:style-name="ce19" table:formula="of:=([.B5]-[.B4])/([.A5]-[.A4])" office:value-type="float" office:value="-0.002" calcext:value-type="float">
            <text:p>-0,002000</text:p>
          </table:table-cell>
          <table:table-cell table:style-name="ce19" table:formula="of:=([.C5]-[.C4])/([.A5]-[.A3])" office:value-type="float" office:value="-0.000048" calcext:value-type="float">
            <text:p>-0,000048</text:p>
          </table:table-cell>
          <table:table-cell table:style-name="ce19" table:formula="of:=([.D5]-[.D4])/([.A5]-[.A2])" office:value-type="float" office:value="-0.00000006153846153846" calcext:value-type="float">
            <text:p>0,000000</text:p>
          </table:table-cell>
          <table:table-cell table:style-name="ce20"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0" office:value-type="float" office:value="0.44" calcext:value-type="float">
            <text:p>0,440000</text:p>
          </table:table-cell>
          <table:table-cell table:style-name="ce19" table:formula="of:=([.B6]-[.B5])/([.A6]-[.A5])" office:value-type="float" office:value="-0.0048" calcext:value-type="float">
            <text:p>-0,004800</text:p>
          </table:table-cell>
          <table:table-cell table:style-name="ce19" table:formula="of:=([.C6]-[.C5])/([.A6]-[.A4])" office:value-type="float" office:value="-0.000028" calcext:value-type="float">
            <text:p>-0,000028</text:p>
          </table:table-cell>
          <table:table-cell table:style-name="ce19" table:formula="of:=([.D6]-[.D5])/([.A6]-[.A3])" office:value-type="float" office:value="0.00000013333333333333" calcext:value-type="float">
            <text:p>0,000000</text:p>
          </table:table-cell>
          <table:table-cell table:style-name="ce19" table:formula="of:=([.E6]-[.E5])/([.A6]-[.A2])" office:value-type="float" office:value="0.00000000108262108262" calcext:value-type="float">
            <text:p>0,000000</text:p>
          </table:table-cell>
          <table:table-cell table:style-name="ce20"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0" office:value-type="float" office:value="0.23" calcext:value-type="float">
            <text:p>0,230000</text:p>
          </table:table-cell>
          <table:table-cell table:style-name="ce19" table:formula="of:=([.B7]-[.B6])/([.A7]-[.A6])" office:value-type="float" office:value="-0.0042" calcext:value-type="float">
            <text:p>-0,004200</text:p>
          </table:table-cell>
          <table:table-cell table:style-name="ce19" table:formula="of:=([.C7]-[.C6])/([.A7]-[.A5])" office:value-type="float" office:value="0.00000600000000000002" calcext:value-type="float">
            <text:p>0,000006</text:p>
          </table:table-cell>
          <table:table-cell table:style-name="ce19" table:formula="of:=([.D7]-[.D6])/([.A7]-[.A4])" office:value-type="float" office:value="0.00000022666666666667" calcext:value-type="float">
            <text:p>0,000000</text:p>
          </table:table-cell>
          <table:table-cell table:style-name="ce19" table:formula="of:=([.E7]-[.E6])/([.A7]-[.A3])" office:value-type="float" office:value="0.00000000046666666667" calcext:value-type="float">
            <text:p>0,000000</text:p>
          </table:table-cell>
          <table:table-cell table:style-name="ce19" table:formula="of:=([.F7]-[.F6])/([.A7]-[.A2])" office:value-type="float" office:value="-0.00000000000267806268" calcext:value-type="float">
            <text:p>0,000000</text:p>
          </table:table-cell>
          <table:table-cell table:style-name="ce20"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20" office:value-type="float" office:value="0.18" calcext:value-type="float">
            <text:p>0,180000</text:p>
          </table:table-cell>
          <table:table-cell table:style-name="ce19" table:formula="of:=([.B8]-[.B7])/([.A8]-[.A7])" office:value-type="float" office:value="-0.00166666666666667" calcext:value-type="float">
            <text:p>-0,001667</text:p>
          </table:table-cell>
          <table:table-cell table:style-name="ce19" table:formula="of:=([.C8]-[.C7])/([.A8]-[.A6])" office:value-type="float" office:value="0.0000316666666666667" calcext:value-type="float">
            <text:p>0,000032</text:p>
          </table:table-cell>
          <table:table-cell table:style-name="ce19" table:formula="of:=([.D8]-[.D7])/([.A8]-[.A5])" office:value-type="float" office:value="0.0000001974358974359" calcext:value-type="float">
            <text:p>0,000000</text:p>
          </table:table-cell>
          <table:table-cell table:style-name="ce19" table:formula="of:=([.E8]-[.E7])/([.A8]-[.A4])" office:value-type="float" office:value="-0.00000000016239316239" calcext:value-type="float">
            <text:p>0,000000</text:p>
          </table:table-cell>
          <table:table-cell table:style-name="ce19" table:formula="of:=([.F8]-[.F7])/([.A8]-[.A3])" office:value-type="float" office:value="-0.00000000000273504274" calcext:value-type="float">
            <text:p>0,000000</text:p>
          </table:table-cell>
          <table:table-cell table:style-name="ce19" table:formula="of:=([.G8]-[.G7])/([.A8]-[.A2])" office:value-type="float" office:value="-2.19154065308014E-016" calcext:value-type="float">
            <text:p>0,000000</text:p>
          </table:table-cell>
          <table:table-cell table:style-name="ce20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0" office:value-type="float" office:value="0.18" calcext:value-type="float">
            <text:p>0,180000</text:p>
          </table:table-cell>
          <table:table-cell table:style-name="ce19" table:formula="of:=([.B9]-[.B8])/([.A9]-[.A8])" office:value-type="float" office:value="0" calcext:value-type="float">
            <text:p>0,000000</text:p>
          </table:table-cell>
          <table:table-cell table:style-name="ce19" table:formula="of:=([.C9]-[.C8])/([.A9]-[.A7])" office:value-type="float" office:value="0.0000333333333333333" calcext:value-type="float">
            <text:p>0,000033</text:p>
          </table:table-cell>
          <table:table-cell table:style-name="ce19" table:formula="of:=([.D9]-[.D8])/([.A9]-[.A6])" office:value-type="float" office:value="0.00000001666666666667" calcext:value-type="float">
            <text:p>0,000000</text:p>
          </table:table-cell>
          <table:table-cell table:style-name="ce19" table:formula="of:=([.E9]-[.E8])/([.A9]-[.A5])" office:value-type="float" office:value="-0.00000000120512820513" calcext:value-type="float">
            <text:p>0,000000</text:p>
          </table:table-cell>
          <table:table-cell table:style-name="ce19" table:formula="of:=([.F9]-[.F8])/([.A9]-[.A4])" office:value-type="float" office:value="-0.00000000000521367521" calcext:value-type="float">
            <text:p>0,000000</text:p>
          </table:table-cell>
          <table:table-cell table:style-name="ce19" table:formula="of:=([.G9]-[.G8])/([.A9]-[.A3])" office:value-type="float" office:value="-9.91452991452976E-015" calcext:value-type="float">
            <text:p>0,000000</text:p>
          </table:table-cell>
          <table:table-cell table:style-name="ce20" table:formula="of:=([.H9]-[.H8])/([.A9]-[.A2])" office:value-type="float" office:value="-3.46263423186491E-017" calcext:value-type="float">
            <text:p>0,000000</text:p>
          </table:table-cell>
        </table:table-row>
        <table:table-row table:style-name="ro1" table:number-rows-repeated="2">
          <table:table-cell table:number-columns-repeated="3"/>
          <table:table-cell table:style-name="ce23"/>
          <table:table-cell table:number-columns-repeated="5"/>
        </table:table-row>
        <table:table-row table:style-name="ro1">
          <table:table-cell table:number-columns-repeated="2"/>
          <table:table-cell table:style-name="ce18" table:number-columns-repeated="2"/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2" office:value-type="float" office:value="0.46" calcext:value-type="float">
            <text:p>,4600</text:p>
          </table:table-cell>
          <table:table-cell table:style-name="ce22" office:value-type="float" office:value="0.6247" calcext:value-type="float">
            <text:p>,6247</text:p>
          </table:table-cell>
          <table:table-cell table:style-name="ce22" office:value-type="float" office:value="0.7594" calcext:value-type="float">
            <text:p>,7594</text:p>
          </table:table-cell>
          <table:table-cell table:style-name="ce22" office:value-type="float" office:value="0.6509" calcext:value-type="float">
            <text:p>,6509</text:p>
          </table:table-cell>
          <table:table-cell table:style-name="ce22" office:value-type="float" office:value="0.4118" calcext:value-type="float">
            <text:p>,4118</text:p>
          </table:table-cell>
          <table:table-cell table:style-name="ce22" office:value-type="float" office:value="0.2103" calcext:value-type="float">
            <text:p>,2103</text:p>
          </table:table-cell>
          <table:table-cell table:style-name="ce22" office:value-type="float" office:value="0.165" calcext:value-type="float">
            <text:p>,1650</text:p>
          </table:table-cell>
          <table:table-cell table:style-name="ce18" office:value-type="float" office:value="0.1627" calcext:value-type="float">
            <text:p>,16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8" office:value-type="float" office:value="0.64" calcext:value-type="float">
            <text:p>,6400</text:p>
          </table:table-cell>
          <table:table-cell table:style-name="ce18" office:value-type="float" office:value="0.7672" calcext:value-type="float">
            <text:p>,7672</text:p>
          </table:table-cell>
          <table:table-cell table:style-name="Default"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8" office:value-type="float" office:value="0.78" calcext:value-type="float">
            <text:p>,7800</text:p>
          </table:table-cell>
          <table:table-cell table:style-name="Default"/>
          <table:table-cell table:style-name="ce24" office:value-type="float" office:value="0.6567" calcext:value-type="float">
            <text:p>,6567</text:p>
          </table:table-cell>
          <table:table-cell table:style-name="ce18" office:value-type="float" office:value="0.4154" calcext:value-type="float">
            <text:p>,4154</text:p>
          </table:table-cell>
          <table:table-cell table:style-name="Default" table:number-columns-repeated="3"/>
          <table:table-cell table:style-name="ce18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8" office:value-type="float" office:value="0.68" calcext:value-type="float">
            <text:p>,6800</text:p>
          </table:table-cell>
          <table:table-cell table:style-name="ce18" office:value-type="float" office:value="0.6644" calcext:value-type="float">
            <text:p>,6644</text:p>
          </table:table-cell>
          <table:table-cell table:style-name="Default" table:number-columns-repeated="2"/>
          <table:table-cell table:style-name="ce18" office:value-type="float" office:value="0.2121" calcext:value-type="float">
            <text:p>,2121</text:p>
          </table:table-cell>
          <table:table-cell table:style-name="ce24" office:value-type="float" office:value="0.1658" calcext:value-type="float">
            <text:p>,1658</text:p>
          </table:table-cell>
          <table:table-cell table:style-name="Default"/>
          <table:table-cell table:style-name="ce18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8" office:value-type="float" office:value="0.44" calcext:value-type="float">
            <text:p>,4400</text:p>
          </table:table-cell>
          <table:table-cell table:style-name="ce18" office:value-type="float" office:value="0.4264" calcext:value-type="float">
            <text:p>,4264</text:p>
          </table:table-cell>
          <table:table-cell table:style-name="ce24" office:value-type="float" office:value="0.4198" calcext:value-type="float">
            <text:p>,4198</text:p>
          </table:table-cell>
          <table:table-cell table:style-name="Default" table:number-columns-repeated="3"/>
          <table:table-cell table:style-name="ce22" office:value-type="float" office:value="0.1632" calcext:value-type="float">
            <text:p>,1632</text:p>
          </table:table-cell>
          <table:table-cell table:style-name="Default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18" office:value-type="float" office:value="0.23" calcext:value-type="float">
            <text:p>,2300</text:p>
          </table:table-cell>
          <table:table-cell table:style-name="ce18" office:value-type="float" office:value="0.2212" calcext:value-type="float">
            <text:p>,2212</text:p>
          </table:table-cell>
          <table:table-cell table:style-name="ce24" office:value-type="float" office:value="0.2169" calcext:value-type="float">
            <text:p>,2169</text:p>
          </table:table-cell>
          <table:table-cell table:style-name="ce18" office:value-type="float" office:value="0.2141" calcext:value-type="float">
            <text:p>,2141</text:p>
          </table:table-cell>
          <table:table-cell table:style-name="Default"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18" office:value-type="float" office:value="0.18" calcext:value-type="float">
            <text:p>,1800</text:p>
          </table:table-cell>
          <table:table-cell table:style-name="ce18" office:value-type="float" office:value="0.1723" calcext:value-type="float">
            <text:p>,1723</text:p>
          </table:table-cell>
          <table:table-cell table:style-name="ce24" office:value-type="float" office:value="0.1696" calcext:value-type="float">
            <text:p>,1696</text:p>
          </table:table-cell>
          <table:table-cell table:style-name="ce18" office:value-type="float" office:value="0.1679" calcext:value-type="float">
            <text:p>,1679</text:p>
          </table:table-cell>
          <table:table-cell table:style-name="ce18" office:value-type="float" office:value="0.1667" calcext:value-type="float">
            <text:p>,1667</text:p>
          </table:table-cell>
          <table:table-cell table:style-name="Default"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8" office:value-type="float" office:value="0.18" calcext:value-type="float">
            <text:p>,1800</text:p>
          </table:table-cell>
          <table:table-cell table:style-name="ce18" office:value-type="float" office:value="0.171" calcext:value-type="float">
            <text:p>,1710</text:p>
          </table:table-cell>
          <table:table-cell table:style-name="ce24" office:value-type="float" office:value="0.1676" calcext:value-type="float">
            <text:p>,1676</text:p>
          </table:table-cell>
          <table:table-cell table:style-name="ce18" office:value-type="float" office:value="0.1659" calcext:value-type="float">
            <text:p>,1659</text:p>
          </table:table-cell>
          <table:table-cell table:style-name="ce18" office:value-type="float" office:value="0.1647" calcext:value-type="float">
            <text:p>,1647</text:p>
          </table:table-cell>
          <table:table-cell table:style-name="ce24" office:value-type="float" office:value="0.1639" calcext:value-type="float">
            <text:p>,1639</text:p>
          </table:table-cell>
          <table:table-cell table:style-name="Default" table:number-columns-repeated="2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0" number:grouping="true"/>
    </number:number-style>
    <number:number-style style:name="N108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1-27">00.00.0000</text:date>, <text:time style:data-style-name="N2" text:time-value="00:17:57.381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4T22:44:57.927000000</meta:creation-date>
    <dc:date>2022-11-24T23:42:54.116000000</dc:date>
    <meta:editing-duration>PT36M34S</meta:editing-duration>
    <meta:editing-cycles>3</meta:editing-cycles>
    <meta:generator>LibreOffice/7.2.4.1$Windows_X86_64 LibreOffice_project/27d75539669ac387bb498e35313b970b7fe9c4f9</meta:generator>
    <meta:document-statistic meta:table-count="1" meta:cell-count="89" meta:object-count="0"/>
  </office:meta>
</office:document-meta>
</file>